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97e21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97e21"/>
    </style:style>
    <style:style style:name="P3" style:family="paragraph" style:parent-style-name="Standard" style:list-style-name="L3">
      <style:paragraph-properties fo:line-height="150%" fo:text-align="justify" style:justify-single-word="false"/>
      <style:text-properties officeooo:paragraph-rsid="00197e21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officeooo:rsid="00197e21" officeooo:paragraph-rsid="00197e21"/>
    </style:style>
    <style:style style:name="P5" style:family="paragraph" style:parent-style-name="Standard" style:list-style-name="L3">
      <style:paragraph-properties fo:line-height="150%" fo:text-align="justify" style:justify-single-word="false"/>
      <style:text-properties officeooo:rsid="00197e21" officeooo:paragraph-rsid="001a7cff"/>
    </style:style>
    <style:style style:name="P6" style:family="paragraph" style:parent-style-name="Standard">
      <style:paragraph-properties fo:line-height="150%"/>
      <style:text-properties officeooo:rsid="001a7cff" officeooo:paragraph-rsid="001a7cff"/>
    </style:style>
    <style:style style:name="P7" style:family="paragraph" style:parent-style-name="Standard" style:list-style-name="L7">
      <style:paragraph-properties fo:line-height="150%"/>
      <style:text-properties officeooo:rsid="001a7cff" officeooo:paragraph-rsid="001a7cff"/>
    </style:style>
    <style:style style:name="P8" style:family="paragraph" style:parent-style-name="Standard">
      <style:paragraph-properties fo:margin-left="0.741cm" fo:margin-right="0cm" fo:line-height="150%" fo:text-indent="0cm" style:auto-text-indent="false"/>
      <style:text-properties officeooo:rsid="001a7cff" officeooo:paragraph-rsid="001a7cff"/>
    </style:style>
    <style:style style:name="T1" style:family="text">
      <style:text-properties officeooo:rsid="00197e21"/>
    </style:style>
    <style:style style:name="T2" style:family="text">
      <style:text-properties officeooo:rsid="001a7c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eleraDev – O que é ciência?</text:span></text:p>
      <text:p text:style-name="P2"/>
      <text:p text:style-name="P2">- <text:span text:style-name="T2">Ciência</text:span></text:p>
      <text:list xml:id="list2127805284" text:style-name="L3">
        <text:list-item>
          <text:p text:style-name="P3"><text:span text:style-name="T1">Começa <text:s/>com observações;</text:span></text:p>
        </text:list-item>
        <text:list-item>
          <text:p text:style-name="P4">As observações são neutras;</text:p>
        </text:list-item>
        <text:list-item>
          <text:p text:style-name="P5">Utiliza raciocínio lógico indutivo;</text:p>
        </text:list-item>
        <text:list-item>
          <text:p text:style-name="P5"><text:span text:style-name="T2">Método Científico:</text:span></text:p>
        </text:list-item>
      </text:list>
      <text:p text:style-name="P8"><text:tab/>Fazer uma observação → Formular uma hipótese → Realizar um experimento → Analisar os dados → Reportar as descobertas → Convidar terceiros para replicar os resultados.</text:p>
      <text:p text:style-name="P6">- Ciência de Dados</text:p>
      <text:list xml:id="list2314173585" text:style-name="L7">
        <text:list-item>
          <text:p text:style-name="P7">Resolver problemas de modo interdisciplinar;</text:p>
        </text:list-item>
        <text:list-item>
          <text:p text:style-name="P7">Foco no resultado (do negócio);</text:p>
        </text:list-item>
        <text:list-item>
          <text:p text:style-name="P7">Utilizar métodos e metodologias científicas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9:36.954274024</meta:creation-date>
    <meta:generator>LibreOffice/6.0.7.3$Linux_X86_64 LibreOffice_project/00m0$Build-3</meta:generator>
    <dc:date>2020-04-07T17:35:53.091835390</dc:date>
    <meta:editing-duration>PT5M8S</meta:editing-duration>
    <meta:editing-cycles>1</meta:editing-cycles>
    <meta:document-statistic meta:table-count="0" meta:image-count="0" meta:object-count="0" meta:page-count="1" meta:paragraph-count="11" meta:word-count="72" meta:character-count="453" meta:non-whitespace-character-count="396"/>
  </office:meta>
</office:document-meta>
</file>